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34000001132355D5A3.png" manifest:media-type="image/png"/>
  <manifest:file-entry manifest:full-path="Pictures/10000000000004C4000003DE79CCE5F8.png" manifest:media-type="image/png"/>
  <manifest:file-entry manifest:full-path="Pictures/100000000000077E0000012A87027524.png" manifest:media-type="image/png"/>
  <manifest:file-entry manifest:full-path="Pictures/1000000000000450000000C6326882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1.2417in" draw:z-index="0"><draw:image xlink:href="Pictures/1000000000000450000000C6326882A0.png" xlink:type="simple" xlink:show="embed" xlink:actuate="onLoad"/></draw:frame><draw:frame draw:style-name="fr2" draw:name="Image2" text:anchor-type="paragraph" svg:x="0.0417in" svg:y="1.5417in" svg:width="6.9252in" svg:height="1.0756in" draw:z-index="1"><draw:image xlink:href="Pictures/100000000000077E0000012A87027524.png" xlink:type="simple" xlink:show="embed" xlink:actuate="onLoad"/></draw:frame><draw:frame draw:style-name="fr2" draw:name="Image3" text:anchor-type="paragraph" svg:x="0.7083in" svg:y="4.6043in" svg:width="5.2972in" svg:height="4.2984in" draw:z-index="2"><draw:image xlink:href="Pictures/10000000000004C4000003DE79CCE5F8.png" xlink:type="simple" xlink:show="embed" xlink:actuate="onLoad"/></draw:frame><draw:frame draw:style-name="fr2" draw:name="Image4" text:anchor-type="paragraph" svg:x="-0.0728in" svg:y="2.9689in" svg:width="6.9252in" svg:height="1.0327in" draw:z-index="3"><draw:image xlink:href="Pictures/1000000000000734000001132355D5A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xuan Chen</meta:initial-creator>
    <meta:creation-date>2017-04-06T00:40:48.900360377</meta:creation-date>
    <meta:printed-by>Yuxuan Chen</meta:printed-by>
    <meta:print-date>2017-04-06T00:53:57.154129432</meta:print-date>
    <dc:date>2017-04-06T00:57:32.909865165</dc:date>
    <dc:creator>Yuxuan Chen</dc:creator>
    <meta:editing-duration>PT1M33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4.3.7.2$Linux_X86_64 LibreOffice_project/430$Build-2</meta:generator>
  </office:meta>
</office:document-meta>
</file>